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80000021FF423DBC4AC7903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7cm"/>
      <style:paragraph-properties style:writing-mode="lr-tb"/>
    </style:style>
    <style:style style:name="gr3" style:family="graphic" style:parent-style-name="standard">
      <style:graphic-properties draw:fill="solid" draw:fill-color="#990099" draw:textarea-horizontal-align="justify" draw:textarea-vertical-align="middle" draw:auto-grow-height="false" fo:min-height="1.2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77cm"/>
      <style:paragraph-properties style:writing-mode="lr-tb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 fo:min-height="2.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9" style:family="graphic" style:parent-style-name="standard">
      <style:graphic-properties draw:fill="solid" draw:fill-color="#990099" draw:textarea-horizontal-align="justify" draw:textarea-vertical-align="middle" draw:auto-grow-height="false" fo:min-height="1.8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11" style:family="graphic" style:parent-style-name="standard">
      <style:graphic-properties draw:fill="solid" draw:fill-color="#990099" draw:textarea-horizontal-align="justify" draw:textarea-vertical-align="middle" draw:auto-grow-height="false" fo:min-height="2.7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3366" loext:opacity="100%" loext:color-lum-mod="100%" loext:color-lum-off="0%" fo:font-style="italic" fo:text-shadow="1pt 1pt" style:font-style-asian="italic" style:font-style-complex="italic"/>
    </style:style>
    <style:style style:name="P3" style:family="paragraph">
      <loext:graphic-properties draw:fill="solid" draw:fill-color="#990099"/>
      <style:paragraph-properties fo:text-align="center"/>
    </style:style>
    <style:style style:name="T1" style:family="text">
      <style:text-properties fo:color="#003366" loext:opacity="100%"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cm" svg:height="13.989cm" svg:x="0.75cm" svg:y="2.011cm">
          <draw:image xlink:href="Pictures/10000001000004180000021FF423DBC4AC790319.png" xlink:type="simple" xlink:show="embed" xlink:actuate="onLoad" draw:mime-type="image/png">
            <text:p/>
          </draw:image>
        </draw:frame>
        <draw:frame draw:style-name="gr2" draw:text-style-name="P2" draw:layer="layout" svg:width="4.697cm" svg:height="1.673cm" svg:x="2.9cm" svg:y="12.05cm">
          <draw:text-box>
            <text:p><text:span text:style-name="T1">parametric </text:span></text:p>
            <text:p><text:span text:style-name="T1"><text:s text:c="4"/></text:span><text:span text:style-name="T1">specification</text:span></text:p>
          </draw:text-box>
        </draw:frame>
        <draw:custom-shape draw:style-name="gr3" draw:text-style-name="P3" draw:layer="layout" svg:width="0.85cm" svg:height="1.7cm" draw:transform="rotate (-0.785398163397449) translate (8.552cm 3.69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3.089cm" svg:height="1.673cm" svg:x="5.153cm" svg:y="2.95cm">
          <draw:text-box>
            <text:p><text:span text:style-name="T1">Kleene </text:span></text:p>
            <text:p><text:span text:style-name="T1"><text:s text:c="4"/></text:span><text:span text:style-name="T1">star</text:span></text:p>
          </draw:text-box>
        </draw:frame>
        <draw:custom-shape draw:style-name="gr3" draw:text-style-name="P3" draw:layer="layout" svg:width="0.85cm" svg:height="1.7cm" draw:transform="rotate (-0.785398163397449) translate (6.777cm 6.5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477cm" svg:height="1.673cm" svg:x="2.425cm" svg:y="7.688cm">
          <draw:text-box>
            <text:p><text:span text:style-name="T1">existential </text:span></text:p>
            <text:p><text:span text:style-name="T1"><text:s text:c="7"/></text:span><text:span text:style-name="T1">quantification</text:span></text:p>
          </draw:text-box>
        </draw:frame>
        <draw:custom-shape draw:style-name="gr3" draw:text-style-name="P3" draw:layer="layout" svg:width="0.85cm" svg:height="1.7cm" draw:transform="rotate (-0.785398163397449) translate (7.502cm 11.0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85cm" svg:height="3.004cm" draw:transform="rotate (-0.785398163397449) translate (15.099cm 6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4.621cm" svg:height="0.962cm" svg:x="9.5cm" svg:y="8.738cm">
          <draw:text-box>
            <text:p><text:span text:style-name="T1">concatenation </text:span></text:p>
          </draw:text-box>
        </draw:frame>
        <draw:frame draw:style-name="gr5" draw:text-style-name="P2" draw:layer="layout" svg:width="5.477cm" svg:height="1.673cm" svg:x="2.426cm" svg:y="7.689cm">
          <draw:text-box>
            <text:p><text:span text:style-name="T1">existential </text:span></text:p>
            <text:p><text:span text:style-name="T1"><text:s text:c="7"/></text:span><text:span text:style-name="T1">quantification</text:span></text:p>
          </draw:text-box>
        </draw:frame>
        <draw:custom-shape draw:style-name="gr3" draw:text-style-name="P3" draw:layer="layout" svg:width="0.85cm" svg:height="1.7cm" draw:transform="rotate (-0.785398163397449) translate (26.449cm 6.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3.529cm" svg:height="0.962cm" svg:x="24.05cm" svg:y="7.95cm">
          <draw:text-box>
            <text:p><text:span text:style-name="T1">optionality </text:span></text:p>
          </draw:text-box>
        </draw:frame>
        <draw:custom-shape draw:style-name="gr9" draw:text-style-name="P3" draw:layer="layout" svg:width="0.85cm" svg:height="2.44cm" draw:transform="rotate (-0.785398163397449) translate (25.075cm 3.974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3.106cm" svg:height="0.962cm" svg:x="21.494cm" svg:y="3.138cm">
          <draw:text-box>
            <text:p><text:span text:style-name="T1">recursion</text:span></text:p>
          </draw:text-box>
        </draw:frame>
        <draw:custom-shape draw:style-name="gr11" draw:text-style-name="P3" draw:layer="layout" svg:width="0.85cm" svg:height="3.373cm" draw:transform="rotate (-0.785398163397449) translate (23.685cm 6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3.918cm" svg:height="0.962cm" svg:x="19.1cm" svg:y="9.088cm">
          <draw:text-box>
            <text:p><text:span text:style-name="T1">intersection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3-07-13T17:10:07.809292506</meta:creation-date>
    <dc:date>2023-07-15T19:27:37.835646040</dc:date>
    <dc:creator>Davide Ancona</dc:creator>
    <meta:editing-duration>PT38M4S</meta:editing-duration>
    <meta:editing-cycles>14</meta:editing-cycles>
    <meta:generator>LibreOffice/7.4.5.1$Linux_X86_64 LibreOffice_project/40$Build-1</meta:generator>
    <meta:document-statistic meta:object-count="16"/>
  </office:meta>
</office:document-meta>
</file>